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11cm" draw:z-index="0"><draw:image xlink:href="../../odt/images/016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ременное подтвержд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461cm" draw:z-index="0"><draw:image xlink:href="../../odt/images/016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реализует </text:span><text:span text:style-name="T4">временную</text:span><text:span text:style-name="T3"> «выдержку» </text:span><text:span text:style-name="T4">на изменение</text:span><text:span text:style-name="T3"> типа </text:span><text:span text:style-name="T4">выходного логического сигнала</text:span><text:span text:style-name="T3"> при изменении типа соответствующего </text:span><text:span text:style-name="T4">логического</text:span><text:span text:style-name="T3"> сигнала в векторе входных сигналов.</text:span></text:p>
            <text:p text:style-name="Text_20_body">Изменяет значение на выходе при выполнении условия более заданного времени.</text:p>
            <text:p text:style-name="Text_20_body"><text:span text:style-name="T2">Свойства</text:span>:</text:p>
            <text:list xml:id="list8539242556949019640" text:style-name="L1">
              <text:list-item>
                <text:p text:style-name="P4">Вектор времён подтверждения.</text:p>
              </text:list-item>
              <text:list-item>
                <text:p text:style-name="P4">Подтверждение требуется – условие, при котором формируется импульс.</text:p>
              </text:list-item>
              <text:list-item>
                <text:p text:style-name="P4">Тип выхода – тип выхода блока<text:span text:style-name="T1">:</text:span> обычный или инверсный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е подтверждение</dc:title>
    <dc:date>2012-03-30T20:35:06.79</dc:date>
    <meta:generator>OpenOffice_Beta/4.1.0$Win32 OpenOffice.org_project/410m14$Build-9760</meta:generator>
    <meta:editing-duration>PT2H17M43S</meta:editing-duration>
    <meta:editing-cycles>117</meta:editing-cycles>
    <meta:document-statistic meta:table-count="1" meta:image-count="2" meta:object-count="0" meta:page-count="1" meta:paragraph-count="12" meta:word-count="65" meta:character-count="468"/>
  </office:meta>
</office:document-meta>
</file>